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font-size-asian="10.5pt" style:font-size-complex="10.5pt"/>
    </style:style>
    <style:style style:name="P3" style:family="paragraph" style:parent-style-name="_5b_Normal_5d_">
      <style:paragraph-properties fo:margin-left="0in" fo:margin-right="0in" fo:margin-top="0in" fo:margin-bottom="0in" fo:line-height="100%" fo:text-align="start" style:justify-single-word="false"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3b3d40" fo:letter-spacing="normal" fo:language="none" fo:country="none" fo:font-style="normal" fo:font-weight="normal" style:font-name-asian="Georgia" style:language-asian="none" style:country-asian="none" style:font-name-complex="Georgia" style:language-complex="none" style:country-complex="none"/>
    </style:style>
    <style:style style:name="T3" style:family="text">
      <style:text-properties fo:font-variant="normal" fo:text-transform="none" fo:color="#802020"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6" style:family="text">
      <style:text-properties fo:language="none" fo:country="none" style:font-name-asian="Georgia" style:language-asian="none" style:country-asian="none" style:font-name-complex="Georgia" style:language-complex="none" style:country-complex="none"/>
    </style:style>
    <style:style style:name="T7"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9"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hy We Don't Pray</text:span> </text:p>
      <text:p text:style-name="P1"><text:span text:style-name="T1">Read:</text:span> Luke 18:1-8</text:p>
      <text:p text:style-name="P1"><text:span text:style-name="T1">Text:</text:span> <text:span text:style-name="T3">Ephesians 6:18</text:span><text:span text:style-name="T2"> “Praying always with all prayer and supplication in the Spirit...”</text:span></text:p>
      <text:p text:style-name="P5"><text:span text:style-name="T1">Introduction:</text:span> Recently God has been reminding me of my desperate need for prayer and my pitiful lack of prayer in my daily life. I am taking steps to get back on track in this area of my life. Recently I heard some-one provide 4 reasons why Christians don't pray. I am unaware who to credit for these but you need to know that they are too good to be mine.</text:p>
      <text:p text:style-name="P5">Let's get to it. </text:p>
      <text:p text:style-name="P5"/>
      <text:p text:style-name="P6">Why Christians don't pray:</text:p>
      <text:p text:style-name="P6"/>
      <text:p text:style-name="P5"><text:span text:style-name="T1">I. They have a lukewarm love for God</text:span>. It's not that they don't love God but they are distracted by many other things. Has it occurred to you that Jesus wants you all to Himself. In the book of Revelation Jesus chastises the church at Ephesus for <text:span text:style-name="T9">leaving (not losing) their first love</text:span>. He is not saying that they have no love for God but that their love had lost its' intensity. How about your love for God: is it less than what it once was? Your prayer life is a pretty good barometer of your love for God.</text:p>
      <text:p text:style-name="P5"/>
      <text:p text:style-name="P5"><text:span text:style-name="T1">II. They have perverted priorities</text:span>. Prayer must be a priority or it will not be a meaningful part of our life. How do we determine what our priorities really are? When a teenager sleeps with their cell phone and cannot set it down you might think that their cell phone is a priority. When a woman spends two hours making her face look like she's some-one else you might think her appearance is a priority. When a man <text:s/>spends 50 to 80 hours a week working you might think that money is a priority. In Luke 18 we can read about a rich young man who had an excellent resume but missed out on a relationship with God because he had his priorities all wrong. Have you ever heard of a desk audit? Perhaps you and I need a spiritual desk audit to discover where our priorities are. </text:p>
      <text:p text:style-name="P5"/>
      <text:p text:style-name="P5"><text:span text:style-name="T1">III. They have learned to live without prayer</text:span>. It's been a long time since they've involved themselves in any type of intense prayer and things are doing okay. Many Christians are living on assumptions. They assume that thing will go on just as they always have. Prayer is boring and prayer is hard and were doing fine so let's not sweat it.</text:p>
      <text:p text:style-name="P5"><text:s text:c="2"/>In I Kings 17 we read about Elijah. He was living in the center of God's will. He lived beside a brook of fresh water and had fast food delivered twice daily by ravens. One day, in the middle of his blessings, the brook just quit running. The scripture says: “...the brook dried up.” It's a good thing that his prayer life was up-to-date. He spoke to God and God spoke right back and he never missed a meal. <text:s/>Are you daily relying on God or are you getting along just fine with praying when you really need some-thing?</text:p>
      <text:p text:style-name="P5"/>
      <text:p text:style-name="P5"><text:span text:style-name="T1">IV. They don't believe that prayer works for them</text:span>. <text:s/>They listen to the testimonies of others about answered prayer but they have no stories of their own. They can't figure out why it doesn't work for them but it just doesn't. If they were honest they might admit that they never prayed all that much anyway. They might have gotten a little intense in prayer when they thought they might have cancer but as soon as the scare was over then eased back to normal. There are several possibilities of why prayers go unanswered.</text:p>
      <text:p text:style-name="P7"><text:s text:c="2"/>In <text:span text:style-name="T6">Proverbs 15:29 we read: “The LORD </text:span><text:span text:style-name="T8">is</text:span><text:span text:style-name="T6"> far from the wicked: but he heareth the prayer of the righteous.” Not dealing with a wicked or sinful situation in our lives can cause our prayers to go unanswered.</text:span></text:p>
      <text:p text:style-name="P7"><text:span text:style-name="T6"><text:s text:c="2"/>In James 4:2 we learn that sometimes we fail to have our prayers answered because we we fail to pray in the first place. “Well Joel God knows what I need.” Sure He does but he wants a conversation and sometimes the price of admission to the answered prayer class is that we must actually have a conversation with God.</text:span></text:p>
      <text:p text:style-name="P7"><text:span text:style-name="T6"><text:s text:c="2"/>In the very next verse James tells us that sometimes prayers are un-answered because they are selfish and not God-honoring.</text:span></text:p>
      <text:p text:style-name="P7"><text:span text:style-name="T6"/></text:p>
      <text:p text:style-name="P7"><text:span text:style-name="T7">Conclude:</text:span><text:span text:style-name="T6"> So now the million dollar question: “What is keeping you from having a dynamic prayer life?”</text:span></text:p>
      <text:p text:style-name="P7"><text:span text:style-name="T6"><text:s text:c="2"/>Ask for testimonies of answered prayers.</text:span></text:p>
      <text:p text:style-name="P3"><text:span text:style-name="T6"/></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5</meta:editing-cycles>
    <meta:creation-date>2014-03-28T17:34:00</meta:creation-date>
    <dc:date>2020-09-05T20:54:38.02</dc:date>
    <meta:editing-duration>P1DT2H15M48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6" meta:word-count="741" meta:character-count="39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